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er Identity Memo. 5/24/16</text:p>
      <text:p text:style-name="Standard"/>
      <text:list xml:id="list6169687135899614170" text:style-name="L1">
        <text:list-item>
          <text:p text:style-name="P1">What prior experiences have you had that are relevant to your topic or setting? What beliefs and assumptions about your topic or setting have resulted from these experiences? What goals have emerged from these, or have otherwise become important for your research? How have these experiences, assumptions, and goals shaped your decision to chose this topic, and the way you are approaching this project?</text:p>
        </text:list-item>
      </text:list>
      <text:p text:style-name="Standard"><text:tab/>There are a few prior experiences that I see as relevant to my topic, the choice to vote as predicted by my algorithm. I'll start with the first, and move on to the more relevant one. I recall a deep sense of discouragement when I first discovered Rasmussen polling on the 2012 Presidential election, because they had the person I opposed, Mitt Romney, winning it all by a healthy margin. Later, I would discover that you can't really trust pollsters, or at least individual ones. After all, each pollster uses their best guess of what the electorate looks like (Gonick and Smith 1993 need better sources), and their determination using a 'bias squeezer', affects their overall outcome. For this reason, it's necessary to check multiple polls with differing assessments of the electorate, as individual pollsters have differing conceptions of who likely voters are (Silver 2012). This discovery that a measure could be incorrect, and incorrect in a manner that led to an incorrect prediction stuck with me, and still remains an issue worth considering to me.</text:p>
      <text:p text:style-name="Standard"><text:tab/>My discovery that a poll could be incorrect may seem silly to you, if you understand that all measurements, no matter how precise, are tinged with uncertainty. Coming from a background that never covered statistics in a comprehensive manner may make me less qualified than someone who came in 'green', interested in politics and having never covered theoretical physics. In my case, the discovery that a single poll was an incomplete picture of the whole was groundbreaking, especially after Barack Obama's victory. In physics, the closest we came to statistical analyses was using regression to verify exact mathematical laws; an R2 of less than .7 meant you had made a terrible mistake. I kind of thought that all measurements were like that, that pollsters were pulling from truly random samples, and that Mitt was going to be our next president, at least for a little while. Learning that I was wrong was something of a relief in this case, but my next major experience did not turn out to be that way. </text:p>
      <text:p text:style-name="Standard"><text:tab/>Let's fast forward a little bit. We'll come back to 706 in a few, but for now, I'd like to talk about the reason I'm doing this. In 2013 I was hired to work at a company, Activate, that specialized in selling calling software to political campaigns. While my primary duty was technical support, I also found myself performing statistical analyses for the odd campaign/group. I was specifically asked to determine who was a likely voter for Margie Wakefield in her 2014 campaign for Kansas' second district against Lynn Jenkins. In doing so, I first built a version of the BeSiVa algorithm that relied on Beta regression, trying to </text:p>
      <text:p text:style-name="Standard"/>
      <text:list xml:id="list2056891038" text:continue-numbering="true" text:style-name="L1">
        <text:list-item>
          <text:p text:style-name="P1">What potential advantages do you think the goals, beliefs, and experiences that you described have for your study? What potential disadvantages do you think these may create for you and how might you deal with the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5-24T14:20:53</meta:creation-date>
    <dc:date>2016-05-24T14:46:09</dc:date>
    <dc:creator>Benjamin Rogers</dc:creator>
    <meta:editing-duration>PT25M17S</meta:editing-duration>
    <meta:editing-cycles>60</meta:editing-cycles>
    <meta:generator>OpenOffice/4.1.2$Unix OpenOffice.org_project/412m3$Build-9782</meta:generator>
    <meta:document-statistic meta:table-count="0" meta:image-count="0" meta:object-count="0" meta:page-count="1" meta:paragraph-count="6" meta:word-count="563" meta:character-count="3355"/>
  </office:meta>
</office:document-meta>
</file>